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e5df" officeooo:paragraph-rsid="000fe5d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e5df" officeooo:paragraph-rsid="000fe5d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e5df" officeooo:paragraph-rsid="000fe5d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e5df" officeooo:paragraph-rsid="0011b9bc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e5df" officeooo:paragraph-rsid="0011b9bc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dorarei</text:span><text:tab/><text:tab/><text:span text:style-name="T2">Fabiana Anastácio</text:span></text:p>
      <text:p text:style-name="P3"><text:span text:style-name="T2"/></text:p>
      <text:p text:style-name="P3">Por tua morte lá na cruz</text:p>
      <text:p text:style-name="P3">Jesus te adorarei</text:p>
      <text:p text:style-name="P3">Pelo sangue derramado</text:p>
      <text:p text:style-name="P3">Pelo véu que foi rasgado</text:p>
      <text:p text:style-name="P3">Te adorarei</text:p>
      <text:p text:style-name="P3">Pelo privilégio de aqui estar</text:p>
      <text:p text:style-name="P3">Poder soltar a minha voz e te louvar</text:p>
      <text:p text:style-name="P3">Por sentir a sua presença</text:p>
      <text:p text:style-name="P3">Pela total certeza de tua existência</text:p>
      <text:p text:style-name="P3">Te adorarei</text:p>
      <text:p text:style-name="P3"/>
      <text:p text:style-name="P3">Por teu Santo Espírito que habita em mim</text:p>
      <text:p text:style-name="P3">Por teu grande amor que não tem fim</text:p>
      <text:p text:style-name="P3">Te adorarei</text:p>
      <text:p text:style-name="P3">Por me inspirar na letra da canção</text:p>
      <text:p text:style-name="P3">Por cantar agora e sentir sua unção</text:p>
      <text:p text:style-name="P3">Te adorarei</text:p>
      <text:p text:style-name="P3"/>
      <text:p text:style-name="P3">Te adorarei</text:p>
      <text:p text:style-name="P3">Senhor mais uma vez te adorarei</text:p>
      <text:p text:style-name="P3">Fui chamado pra adorar, então adorarei</text:p>
      <text:p text:style-name="P3">Sou adorador foi assim que Deus me fez, então adorarei</text:p>
      <text:p text:style-name="P3">Adorarei, Senhor, mais uma vez te adorarei</text:p>
      <text:p text:style-name="P3">Fui chamado pra adorar, então adorarei</text:p>
      <text:p text:style-name="P3">Sou adorador foi assim que Deus me fez, então adorarei</text:p>
      <text:p text:style-name="P3"/>
      <text:p text:style-name="P3">Ninguém vai me calar</text:p>
      <text:p text:style-name="P3">Te adorarei</text:p>
      <text:p text:style-name="P3">Está em meu DNA</text:p>
      <text:p text:style-name="P3">Te adorarei</text:p>
      <text:p text:style-name="P3">Ainda que tirarem minha vida, quando chegar aí no céu</text:p>
      <text:p text:style-name="P3">Te adorarei</text:p>
      <text:p text:style-name="P3"/>
      <text:p text:style-name="P3">Te adorarei, te adorarei</text:p>
      <text:p text:style-name="P3">Quando chegar ai no céu te adorarei</text:p>
      <text:p text:style-name="P3"/>
      <text:p text:style-name="P3">Por teu Santo Espírito</text:p>
      <text:p text:style-name="P3"/>
      <text:p text:style-name="P5"><text:span text:style-name="T1">Adorarei</text:span><text:tab/><text:tab/><text:span text:style-name="T2">Fabiana Anastácio</text:span></text:p>
      <text:p text:style-name="P4"><text:span text:style-name="T2"/></text:p>
      <text:p text:style-name="P4">Por tua morte lá na cruz</text:p>
      <text:p text:style-name="P4">Jesus te adorarei</text:p>
      <text:p text:style-name="P4">Pelo sangue derramado</text:p>
      <text:p text:style-name="P4">Pelo véu que foi rasgado</text:p>
      <text:p text:style-name="P4">Te adorarei</text:p>
      <text:p text:style-name="P4">Pelo privilégio de aqui estar</text:p>
      <text:p text:style-name="P4">Poder soltar a minha voz e te louvar</text:p>
      <text:p text:style-name="P4">Por sentir a sua presença</text:p>
      <text:p text:style-name="P4">Pela total certeza de tua existência</text:p>
      <text:p text:style-name="P4">Te adorarei</text:p>
      <text:p text:style-name="P4"/>
      <text:p text:style-name="P4">Por teu Santo Espírito que habita em mim</text:p>
      <text:p text:style-name="P4">Por teu grande amor que não tem fim</text:p>
      <text:p text:style-name="P4">Te adorarei</text:p>
      <text:p text:style-name="P4">Por me inspirar na letra da canção</text:p>
      <text:p text:style-name="P4">Por cantar agora e sentir sua unção</text:p>
      <text:p text:style-name="P4">Te adorarei</text:p>
      <text:p text:style-name="P4"/>
      <text:p text:style-name="P4">Te adorarei</text:p>
      <text:p text:style-name="P4">Senhor mais uma vez te adorarei</text:p>
      <text:p text:style-name="P4">Fui chamado pra adorar, então adorarei</text:p>
      <text:p text:style-name="P4">Sou adorador foi assim que Deus me fez, então adorarei</text:p>
      <text:p text:style-name="P4">Adorarei, Senhor, mais uma vez te adorarei</text:p>
      <text:p text:style-name="P4">Fui chamado pra adorar, então adorarei</text:p>
      <text:p text:style-name="P4">Sou adorador foi assim que Deus me fez, então adorarei</text:p>
      <text:p text:style-name="P4"/>
      <text:p text:style-name="P4">Ninguém vai me calar</text:p>
      <text:p text:style-name="P4">Te adorarei</text:p>
      <text:p text:style-name="P4">Está em meu DNA</text:p>
      <text:p text:style-name="P4">Te adorarei</text:p>
      <text:p text:style-name="P4">Ainda que tirarem minha vida, quando chegar aí no céu</text:p>
      <text:p text:style-name="P4">Te adorarei</text:p>
      <text:p text:style-name="P4"/>
      <text:p text:style-name="P4">Te adorarei, te adorarei</text:p>
      <text:p text:style-name="P4">Quando chegar ai no céu te adorarei</text:p>
      <text:p text:style-name="P4"/>
      <text:p text:style-name="P4">Por teu Santo Espír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7:39:42.556441071</dc:date>
    <meta:editing-cycles>13</meta:editing-cycles>
    <meta:editing-duration>PT17M54S</meta:editing-duration>
    <meta:generator>LibreOffice/5.2.4.2.1$Linux_X86_64 LibreOffice_project/20m0$Build-2</meta:generator>
    <meta:document-statistic meta:table-count="0" meta:image-count="0" meta:object-count="0" meta:page-count="1" meta:paragraph-count="66" meta:word-count="336" meta:character-count="1794" meta:non-whitespace-character-count="1522"/>
  </office:meta>
</office:document-meta>
</file>